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76cm" fo:margin-left="0.037cm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2.805cm"/>
    </style:style>
    <style:style style:name="Table1.B" style:family="table-column">
      <style:table-column-properties style:column-width="12.171cm"/>
    </style:style>
    <style:style style:name="Table1.C" style:family="table-column">
      <style:table-column-properties style:column-width="0.503cm"/>
    </style:style>
    <style:style style:name="Table1.F" style:family="table-column">
      <style:table-column-properties style:column-width="0.49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Standard">
      <style:text-properties officeooo:rsid="0022b6e3" officeooo:paragraph-rsid="0022b6e3"/>
    </style:style>
    <style:style style:name="P2" style:family="paragraph" style:parent-style-name="Standard">
      <style:text-properties officeooo:paragraph-rsid="00240426"/>
    </style:style>
    <style:style style:name="P3" style:family="paragraph" style:parent-style-name="Standard">
      <style:text-properties fo:font-weight="bold" officeooo:rsid="0022b6e3" officeooo:paragraph-rsid="0022b6e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d31a" officeooo:paragraph-rsid="0020d31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95844" officeooo:paragraph-rsid="001958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b2a64" officeooo:paragraph-rsid="001b2a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c3b34" officeooo:paragraph-rsid="001c3b3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 style:list-style-name="L1">
      <style:text-properties officeooo:rsid="0022b6e3" officeooo:paragraph-rsid="003b8758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3274a" officeooo:paragraph-rsid="0033274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33274a" officeooo:paragraph-rsid="0037a3e4" style:font-style-asian="normal" style:font-weight-asian="normal" style:font-style-complex="normal" style:font-weight-complex="normal"/>
    </style:style>
    <style:style style:name="P13" style:family="paragraph" style:parent-style-name="Standard" style:list-style-name="L6">
      <style:paragraph-properties fo:text-align="start" style:justify-single-word="false"/>
      <style:text-properties fo:font-style="normal" fo:font-weight="normal" officeooo:rsid="0033274a" officeooo:paragraph-rsid="0037a3e4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33274a" officeooo:paragraph-rsid="0037a3e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font-style="normal" fo:font-weight="bold" officeooo:rsid="0033274a" officeooo:paragraph-rsid="0033274a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normal" fo:font-weight="bold" officeooo:rsid="0033274a" officeooo:paragraph-rsid="0033274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33274a" officeooo:paragraph-rsid="0037a3e4" style:font-style-asian="normal" style:font-weight-asian="bold" style:font-style-complex="normal" style:font-weight-complex="bold"/>
    </style:style>
    <style:style style:name="P18" style:family="paragraph" style:parent-style-name="Standard" style:list-style-name="L7">
      <style:paragraph-properties fo:text-align="justify" style:justify-single-word="false"/>
      <style:text-properties officeooo:paragraph-rsid="004baf75"/>
    </style:style>
    <style:style style:name="P19" style:family="paragraph" style:parent-style-name="Standard" style:list-style-name="L8">
      <style:paragraph-properties fo:text-align="justify" style:justify-single-word="false"/>
      <style:text-properties officeooo:paragraph-rsid="004c3994"/>
    </style:style>
    <style:style style:name="P20" style:family="paragraph" style:parent-style-name="Standard">
      <style:text-properties fo:font-weight="bold" officeooo:paragraph-rsid="00240426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paragraph-rsid="0024042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weight="normal" officeooo:paragraph-rsid="00240426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3b4aa5" officeooo:paragraph-rsid="003b4a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tyle="normal" fo:font-weight="normal" officeooo:rsid="0033274a" style:font-style-asian="normal" style:font-weight-asian="normal" style:font-style-complex="normal" style:font-weight-complex="normal"/>
    </style:style>
    <style:style style:name="T2" style:family="text">
      <style:text-properties officeooo:rsid="0045961e"/>
    </style:style>
    <style:style style:name="T3" style:family="text">
      <style:text-properties officeooo:rsid="004e5f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Default Style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row table:style-name="Table1.1">
          <table:table-cell table:style-name="Table1.A1" office:value-type="string">
            <text:p text:style-name="P9">CS8<text:span text:style-name="T3">392</text:span></text:p>
          </table:table-cell>
          <table:table-cell table:style-name="Table1.A1" office:value-type="string">
            <text:p text:style-name="P7">OBJECT ORIENTED PROGRAMMING</text:p>
          </table:table-cell>
          <table:table-cell table:style-name="Table1.A1" office:value-type="string">
            <text:p text:style-name="P5">L</text:p>
          </table:table-cell>
          <table:table-cell table:style-name="Table1.A1" office:value-type="string">
            <text:p text:style-name="P6">T</text:p>
          </table:table-cell>
          <table:table-cell table:style-name="Table1.A1" office:value-type="string">
            <text:p text:style-name="P6">P</text:p>
          </table:table-cell>
          <table:table-cell table:style-name="Table1.A1" office:value-type="string">
            <text:p text:style-name="P6">C</text:p>
          </table:table-cell>
        </table:table-row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3">3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23">0</text:p>
          </table:table-cell>
          <table:table-cell table:style-name="Table1.A1" office:value-type="string">
            <text:p text:style-name="P23">3</text:p>
          </table:table-cell>
        </table:table-row>
      </table:table>
      <text:p text:style-name="Standard"/>
      <text:p text:style-name="P3">OBJECTIVE:</text:p>
      <text:p text:style-name="P1"/>
      <text:list xml:id="list4130436296" text:style-name="L1">
        <text:list-item>
          <text:p text:style-name="P10">To understand Object Oriented Programming concepts and basic characteristics of Java</text:p>
        </text:list-item>
        <text:list-item>
          <text:p text:style-name="P10">To know the principles of packages, inheritance and interfaces</text:p>
        </text:list-item>
        <text:list-item>
          <text:p text:style-name="P10">To define exceptions and use I/O streams</text:p>
        </text:list-item>
        <text:list-item>
          <text:p text:style-name="P10">To develop a java application with threads and generics classes</text:p>
        </text:list-item>
        <text:list-item>
          <text:p text:style-name="P10">To design and build simple Graphical User Interfaces</text:p>
        </text:list-item>
      </text:list>
      <text:p text:style-name="P2"/>
      <text:p text:style-name="P20">UNIT I<text:tab/>INTRODUCTION TO OOP AND JAVA FUNDAMENTALS<text:tab/><text:tab/><text:tab/>10</text:p>
      <text:p text:style-name="P22">Object Oriented Programming - Abstraction – objects and classes – Encapsulation Inheritance - Polymorphism- OOP in Java – Characteristics of Java – The Java Environment - Java Source File - Structure – Compilation. Fundamental Programming Structures in Java – Defining classes in Java – constructors, methods -access specifiers - static members <text:s/>Comments, Data Types, Variables, Operators, Control Flow, Arrays , Packages - JavaDoc comments.</text:p>
      <text:p text:style-name="P22"/>
      <text:p text:style-name="P21">UNIT II<text:tab/>INHERITANCE AND INTERFACES<text:tab/><text:tab/><text:tab/><text:tab/><text:tab/><text:tab/>9</text:p>
      <text:p text:style-name="P22">Inheritance – Super classes- sub classes –Protected members – constructors in sub classes- the Object class – abstract classes and methods- final methods and classes – Interfaces – defining an interface, implementing interface, differences between classes and interfaces and extending interfaces - Object cloning -inner classes, ArrayLists – Strings</text:p>
      <text:p text:style-name="P22"/>
      <text:p text:style-name="P21">UNIT III<text:tab/>EXCEPTION HANDLING AND I/O<text:tab/><text:tab/><text:tab/><text:tab/><text:tab/><text:tab/>9</text:p>
      <text:p text:style-name="P22">Exceptions - exception hierarchy - throwing and catching exceptions – built-in exceptions, creating own exceptions, Stack Trace Elements. Input / Output Basics – Streams – Byte streams and Character streams – Reading and Writing Console – Reading and Writing Files</text:p>
      <text:p text:style-name="P22"/>
      <text:p text:style-name="P21">UNIT IV<text:tab/>MULTITHREADING AND GENERIC PROGRAMMING<text:tab/><text:tab/><text:tab/>8</text:p>
      <text:p text:style-name="P22">Differences between multi-threading and multitasking, thread life cycle, creating threads, synchronizing threads, Inter-thread communication, daemon threads, thread groups. Generic Programming – Generic classes – generic methods – Bounded Types – Restrictions and Limitations.</text:p>
      <text:p text:style-name="P22"/>
      <text:p text:style-name="P21">UNIT V<text:tab/>EVENT DRIVEN PROGRAMMING<text:tab/><text:tab/><text:tab/><text:tab/><text:tab/><text:tab/>9</text:p>
      <text:p text:style-name="P22">Graphics programming - Frame – Components - working with 2D shapes - Using color, fonts, and images - Basics of event handling - event handlers - adapter classes - actions - mouse events – AWT event hierarchy - Introduction to Swing – layout management - Swing Components – Text Fields , Text Areas – Buttons- Check Boxes – Radio Buttons – Lists- choices- Scrollbars – Windows –Menus – Dialog Boxes.</text:p>
      <text:p text:style-name="P11"/>
      <text:p text:style-name="P15">TOTAL : <text:span text:style-name="T2">45</text:span> PERIODS</text:p>
      <text:p text:style-name="P15"/>
      <text:p text:style-name="P16">OUTCOMES</text:p>
      <text:p text:style-name="P16">Upon completion of the course, students will be able to:</text:p>
      <text:list xml:id="list2093839395" text:style-name="L6">
        <text:list-item>
          <text:p text:style-name="P13">Develop Java programs using OOP principles</text:p>
        </text:list-item>
        <text:list-item>
          <text:p text:style-name="P13">Develop Java programs with the concepts inheritance and interfaces</text:p>
        </text:list-item>
        <text:list-item>
          <text:p text:style-name="P13">Build Java applications using exceptions and I/O streams</text:p>
        </text:list-item>
        <text:list-item>
          <text:p text:style-name="P13">Develop Java applications with threads and generics classes</text:p>
        </text:list-item>
        <text:list-item>
          <text:p text:style-name="P13">Develop interactive Java programs using swings </text:p>
        </text:list-item>
      </text:list>
      <text:p text:style-name="P14"/>
      <text:p text:style-name="P17"><text:soft-page-break/>TEXT BOOKS:</text:p>
      <text:p text:style-name="P17"/>
      <text:list xml:id="list3734593917" text:style-name="L7">
        <text:list-item>
          <text:p text:style-name="P18"><text:span text:style-name="T1">Herbert Schildt, “Java The complete reference”, 8 th Edition, McGraw Hill Education, 2011.</text:span></text:p>
        </text:list-item>
        <text:list-item>
          <text:p text:style-name="P18"><text:span text:style-name="T1">Cay S. Horstmann, Gary cornell, “Core Java Volume –I Fundamentals”, 9 th Edition, Prentice Hall, 2013.</text:span></text:p>
        </text:list-item>
      </text:list>
      <text:p text:style-name="P12"/>
      <text:p text:style-name="P12"/>
      <text:p text:style-name="P17">REFERENCES:</text:p>
      <text:list xml:id="list1314225820" text:style-name="L8">
        <text:list-item>
          <text:p text:style-name="P19"><text:span text:style-name="T1">Paul Deitel, Harvey Deitel, “Java SE 8 for programmers”, 3 rd Edition, Pearson, 2015.</text:span></text:p>
        </text:list-item>
        <text:list-item>
          <text:p text:style-name="P19"><text:span text:style-name="T1">Steven Holzner, “Java 2 Black book”, Dreamtech press, 2011.</text:span></text:p>
        </text:list-item>
        <text:list-item>
          <text:p text:style-name="P19"><text:span text:style-name="T1">Timothy Budd, “Understanding Object-oriented programming with Java”, Updated Edition, Pearson Education, 200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11:27:43.487065245</meta:creation-date>
    <meta:generator>LibreOffice/6.0.2.1$Linux_X86_64 LibreOffice_project/f7f06a8f319e4b62f9bc5095aa112a65d2f3ac89</meta:generator>
    <dc:date>2018-06-19T11:43:19.092260675</dc:date>
    <meta:editing-duration>PT46M15S</meta:editing-duration>
    <meta:editing-cycles>49</meta:editing-cycles>
    <meta:document-statistic meta:table-count="1" meta:image-count="0" meta:object-count="0" meta:page-count="2" meta:paragraph-count="41" meta:word-count="452" meta:character-count="3145" meta:non-whitespace-character-count="2697"/>
  </office:meta>
</office:document-meta>
</file>